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List_20_Paragraph">
      <style:paragraph-properties fo:margin-left="1.27cm" fo:margin-right="0cm" fo:line-height="107%" fo:text-indent="0cm" style:auto-text-indent="false" style:writing-mode="lr-tb"/>
    </style:style>
    <style:style style:name="P2" style:family="paragraph" style:parent-style-name="List_20_Paragraph" style:list-style-name="L1">
      <style:paragraph-properties fo:line-height="107%" style:writing-mode="lr-tb"/>
    </style:style>
    <style:style style:name="P3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4" style:family="paragraph" style:parent-style-name="Standard">
      <style:paragraph-properties fo:margin-left="0cm" fo:margin-right="0cm" fo:text-align="end" style:justify-single-word="false" fo:text-indent="0cm" style:auto-text-indent="false" style:writing-mode="lr-tb"/>
      <style:text-properties officeooo:rsid="0008bb47" officeooo:paragraph-rsid="0008bb47"/>
    </style:style>
    <style:style style:name="P5" style:family="paragraph" style:parent-style-name="Standard">
      <style:paragraph-properties fo:margin-left="0.635cm" fo:margin-right="0cm" fo:line-height="107%" fo:text-indent="0cm" style:auto-text-indent="false" style:writing-mode="lr-tb"/>
    </style:style>
    <style:style style:name="T1" style:family="text">
      <style:text-properties officeooo:rsid="0008bb47"/>
    </style:style>
    <style:style style:name="T2" style:family="text">
      <style:text-properties officeooo:rsid="000c84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mre Can ÖZKAYA</text:p>
      <text:p text:style-name="P4">2149292</text:p>
      <text:p text:style-name="P4"/>
      <text:p text:style-name="P3">The problem is about classification <text:span text:style-name="T1">of</text:span> people in terms of their ages and categorize them. <text:span text:style-name="T1">First, it should be asked to tell us their ages. </text:span>When people <text:span text:style-name="T1">indicate</text:span> their ages, the code should distinguish <text:span text:style-name="T1">them.</text:span> Firstly it should be defined the criteria of groups that are selected.</text:p>
      <text:p text:style-name="P3"/>
      <text:list xml:id="list3278078620" text:style-name="L1">
        <text:list-item>
          <text:p text:style-name="P2">If a person is older than 19, code should define <text:span text:style-name="T2">him/her</text:span> as "Adult".</text:p>
          <text:p text:style-name="P2"/>
        </text:list-item>
        <text:list-item>
          <text:p text:style-name="P2">If a person is younger than 19 <text:span text:style-name="T1">or s/he is exact 19</text:span>, the code should define it as children. However, <text:span text:style-name="T2">we need</text:span> a<text:span text:style-name="T2">nother classification</text:span> in this group, <text:span text:style-name="T1">it also should be written</text:span> that if age is between 10 and 19 (inclusive), code should define <text:span text:style-name="T1">him/her</text:span> as an adolescent.</text:p>
          <text:p text:style-name="P2"/>
        </text:list-item>
        <text:list-item>
          <text:p text:style-name="P2"><text:span text:style-name="T1">I</text:span>f <text:span text:style-name="T1">the</text:span> person's age between 2 and 10 (inclusive), the code should define <text:span text:style-name="T1">him/her</text:span> as a child. <text:s/></text:p>
          <text:p text:style-name="P2"/>
        </text:list-item>
        <text:list-item>
          <text:p text:style-name="P2">If th<text:span text:style-name="T1">e </text:span>person's age is less than 1 (inclusive), the code should define <text:span text:style-name="T1">him/her </text:span>as infant.</text:p>
        </text:list-item>
      </text:list>
      <text:p text:style-name="P1"/>
      <text:p text:style-name="P1"/>
      <text:p text:style-name="P3"><text:span text:style-name="T2">After it is done</text:span>, <text:span text:style-name="T2">it</text:span> can <text:span text:style-name="T2">be</text:span> writ<text:span text:style-name="T2">ten that</text:span> print ("order"). Finally, <text:span text:style-name="T2">after</text:span> people enter an age that <text:span text:style-name="T2">within</text:span> these <text:span text:style-name="T2">rang</text:span>e, they will be <text:span text:style-name="T1">assigned</text:span> to <text:span text:style-name="T1">one of the</text:span> group<text:span text:style-name="T1">s.</text:span></text:p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Symbol" style:font-family-asian="Symbol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8T21:59:32.199000000</meta:creation-date>
    <dc:date>2019-10-08T22:11:56.724000000</dc:date>
    <meta:editing-duration>PT2M4S</meta:editing-duration>
    <meta:editing-cycles>2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11" meta:word-count="182" meta:character-count="979" meta:non-whitespace-character-count="810"/>
  </office:meta>
</office:document-meta>
</file>